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</text:p>
      <text:p text:style-name="Standard"/>
      <text:p text:style-name="Standard"/>
      <text:p text:style-name="Standard">))) Quel trait de caractère vous correspond le plus ?</text:p>
      <text:p text:style-name="Standard">Dynamique / Combatif (Feu)</text:p>
      <text:p text:style-name="Standard">Réfléchi / Posé (Vent)</text:p>
      <text:p text:style-name="Standard">Sensible / Imaginatif (Eau)</text:p>
      <text:p text:style-name="Standard">Indépendant / Original (Terre)</text:p>
      <text:p text:style-name="Standard"/>
      <text:p text:style-name="Standard">))) Quel principe correspond le mieux à votre vie ?</text:p>
      <text:p text:style-name="Standard">Vivre et se montrer tolérant (Vent)</text:p>
      <text:p text:style-name="Standard">Qui ne risque rien n'a rien (Feu)</text:p>
      <text:p text:style-name="Standard">La survie revient au plus fort (Terre)</text:p>
      <text:p text:style-name="Standard">Les actions comptent plus que les mots (Eau)</text:p>
      <text:p text:style-name="Standard"/>
      <text:p text:style-name="Standard">))) Quelle est selon vous votre mission divine ?</text:p>
      <text:p text:style-name="Standard">Aider (Eau)</text:p>
      <text:p text:style-name="Standard">Transformer (Terre)</text:p>
      <text:p text:style-name="Standard">Célébrer (Feu)</text:p>
      <text:p text:style-name="Standard">Comprendre (Vent)</text:p>
      <text:p text:style-name="Standard"/>
      <text:p text:style-name="Standard">))) Quelle saison préfères tu ?</text:p>
      <text:p text:style-name="Standard">Hiver (Eau)</text:p>
      <text:p text:style-name="Standard">Printemps (Terre)</text:p>
      <text:p text:style-name="Standard">Été (Feu)</text:p>
      <text:p text:style-name="Standard">Automne (Vent)</text:p>
      <text:p text:style-name="Standard"/>
      <text:p text:style-name="Standard">))) Quel est votre signe astrologique ?</text:p>
      <text:p text:style-name="Standard">Bélier, Lion, Sagittaire (Feu)</text:p>
      <text:p text:style-name="Standard">Taureau, Vierge, Capricorne (Terre)</text:p>
      <text:p text:style-name="Standard">Gémeaux, Balance, Verseau (Vent)</text:p>
      <text:p text:style-name="Standard">Cancer, Scorpion, Poisson (Eau)</text:p>
      <text:p text:style-name="Standard"/>
      <text:p text:style-name="Standard">))) Quel est pour vous le plus beau compliment ?</text:p>
      <text:p text:style-name="Standard">Intelligent (Vent)</text:p>
      <text:p text:style-name="Standard">Fiable (Terre)</text:p>
      <text:p text:style-name="Standard">Magnifique (Feu)</text:p>
      <text:p text:style-name="Standard">Attentionné (Eau)</text:p>
      <text:p text:style-name="Standard"/>
      <text:p text:style-name="Standard">))) Que fuyez-vous le plus ?</text:p>
      <text:p text:style-name="Standard">L'échec (Glace)</text:p>
      <text:p text:style-name="Standard">L'envahissement (Vent)</text:p>
      <text:p text:style-name="Standard">L'immobilisme (Foudre)</text:p>
      <text:p text:style-name="Standard">L'imperfection (Lumière)</text:p>
      <text:p text:style-name="Standard">La banalité (Eau)</text:p>
      <text:p text:style-name="Standard">La faiblesse (Feu)</text:p>
      <text:p text:style-name="Standard">La solitude (Vie)</text:p>
      <text:p text:style-name="Standard">La trahison (Magma)</text:p>
      <text:p text:style-name="Standard">Le conflit (Eau)</text:p>
      <text:p text:style-name="Standard"/>
      <text:p text:style-name="Standard"/>
      <text:p text:style-name="Standard"/>
      <text:p text:style-name="Standard"><text:soft-page-break/></text:p>
      <text:p text:style-name="Standard">))) Quel mode de combat vous sentiriez vous à l'aise ?</text:p>
      <text:p text:style-name="Standard">Mains nues (Feu)</text:p>
      <text:p text:style-name="Standard">Armes au corps à corps (Terre)</text:p>
      <text:p text:style-name="Standard">Armes à distance (Vent)</text:p>
      <text:p text:style-name="Standard">Sortilèges (Eau)</text:p>
      <text:p text:style-name="Standard"/>
      <text:p text:style-name="Standard">))) Comment vivez vous une défaite ? </text:p>
      <text:p text:style-name="Standard">Je dors et j'oublie tout ça (Vent)</text:p>
      <text:p text:style-name="Standard">Tout le monde est gagnant (Eau)</text:p>
      <text:p text:style-name="Standard">Je m'en remets difficilement (Terre)</text:p>
      <text:p text:style-name="Standard">Je prépare une revanche (Feu)</text:p>
      <text:p text:style-name="Standard"/>
      <text:p text:style-name="Standard">))) Quel cours primaire voudriez-vous avoir ?</text:p>
      <text:p text:style-name="Standard">Botanique (Terre)</text:p>
      <text:p text:style-name="Standard">Combat terrestre et rapproché (Feu)</text:p>
      <text:p text:style-name="Standard">Soins et potions (Eau)</text:p>
      <text:p text:style-name="Standard">Combat aérien et à distance (Vent)</text:p>
      <text:p text:style-name="Standard">Technologie (Foudre)</text:p>
      <text:p text:style-name="Standard">Métamorphose et familiers (Vie)</text:p>
      <text:p text:style-name="Standard">Magie constructive (Glace)</text:p>
      <text:p text:style-name="Standard">Forge et artefacts (Magma)</text:p>
      <text:p text:style-name="Standard"/>
      <text:p text:style-name="Standard">))) Quel cours secondaire voudriez-vous avoir ?</text:p>
      <text:p text:style-name="Standard">Botanique (Terre)</text:p>
      <text:p text:style-name="Standard">Combat terrestre et rapproché (Feu)</text:p>
      <text:p text:style-name="Standard">Soins et potions (Eau)</text:p>
      <text:p text:style-name="Standard">Combat aérien et à distance (Vent)</text:p>
      <text:p text:style-name="Standard">Technologie, gadgets (Foudre)</text:p>
      <text:p text:style-name="Standard">Métamorphose et familiers (Vie)</text:p>
      <text:p text:style-name="Standard">Magie constructive (Glace)</text:p>
      <text:p text:style-name="Standard">Forge et artefacts (Magma)</text:p>
      <text:p text:style-name="Standard"/>
      <text:p text:style-name="Standard">))) Votre familier serait plutôt :</text:p>
      <text:p text:style-name="Standard">Un mammifère terrestre (Feu)</text:p>
      <text:p text:style-name="Standard">Un oiseau (Vent)</text:p>
      <text:p text:style-name="Standard">Un mammifère marin (Eau)</text:p>
      <text:p text:style-name="Standard">Un reptile (Ter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1T17:11:59.39</meta:creation-date>
    <dc:date>2018-12-12T17:32:02.44</dc:date>
    <meta:editing-duration>PT7H32M59S</meta:editing-duration>
    <meta:editing-cycles>24</meta:editing-cycles>
    <meta:generator>OpenOffice/4.1.5$Win32 OpenOffice.org_project/415m1$Build-9789</meta:generator>
    <meta:document-statistic meta:table-count="0" meta:image-count="0" meta:object-count="0" meta:page-count="2" meta:paragraph-count="74" meta:word-count="317" meta:character-count="1990"/>
  </office:meta>
</office:document-meta>
</file>